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445cm" svg:y1="3.713cm" svg:x2="6.561cm" svg:y2="2.624cm">
          <text:p/>
        </draw:line>
        <draw:line draw:style-name="gr1" draw:text-style-name="P1" draw:layer="layout" svg:x1="5.445cm" svg:y1="4.729cm" svg:x2="6.561cm" svg:y2="5.845cm">
          <text:p/>
        </draw:line>
        <draw:line draw:style-name="gr1" draw:text-style-name="P1" draw:layer="layout" svg:x1="9.636cm" svg:y1="3.205cm" svg:x2="10.271cm" svg:y2="3.586cm">
          <text:p/>
        </draw:line>
        <draw:line draw:style-name="gr1" draw:text-style-name="P1" draw:layer="layout" svg:x1="9.763cm" svg:y1="2.062cm" svg:x2="10.271cm" svg:y2="1.554cm">
          <text:p/>
        </draw:line>
        <draw:line draw:style-name="gr1" draw:text-style-name="P1" draw:layer="layout" svg:x1="9.49cm" svg:y1="2.597cm" svg:x2="10.379cm" svg:y2="2.597cm">
          <text:p/>
        </draw:line>
        <draw:custom-shape draw:style-name="gr2" draw:text-style-name="P2" draw:layer="layout" svg:width="3.302cm" svg:height="1.397cm" svg:x="2.351cm" svg:y="3.532cm">
          <text:p text:style-name="P1"><text:span text:style-name="T1">Conferen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02cm" svg:height="1.397cm" svg:x="6.552cm" svg:y="1.934cm">
          <text:p text:style-name="P1"><text:span text:style-name="T1">Content</text:span></text:p>
          <text:p text:style-name="P1"><text:span text:style-name="T1">(video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8cm" svg:height="0.642cm" svg:x="10.253cm" svg:y="1.236cm">
          <text:p text:style-name="P3"><text:span text:style-name="T2">chann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8cm" svg:height="0.642cm" svg:x="10.254cm" svg:y="2.237cm">
          <text:p text:style-name="P3"><text:span text:style-name="T2">chann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8cm" svg:height="0.642cm" svg:x="10.255cm" svg:y="3.138cm">
          <text:p text:style-name="P3"><text:span text:style-name="T2">channel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638cm" svg:y1="6.406cm" svg:x2="10.273cm" svg:y2="6.787cm">
          <text:p/>
        </draw:line>
        <draw:line draw:style-name="gr1" draw:text-style-name="P1" draw:layer="layout" svg:x1="9.765cm" svg:y1="5.263cm" svg:x2="10.273cm" svg:y2="4.755cm">
          <text:p/>
        </draw:line>
        <draw:line draw:style-name="gr1" draw:text-style-name="P1" draw:layer="layout" svg:x1="9.492cm" svg:y1="5.798cm" svg:x2="10.381cm" svg:y2="5.798cm">
          <text:p/>
        </draw:line>
        <draw:custom-shape draw:style-name="gr2" draw:text-style-name="P2" draw:layer="layout" svg:width="3.302cm" svg:height="1.397cm" svg:x="6.554cm" svg:y="5.135cm">
          <text:p text:style-name="P1"><text:span text:style-name="T1">Content</text:span></text:p>
          <text:p text:style-name="P1"><text:span text:style-name="T1">(audio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8cm" svg:height="0.642cm" svg:x="10.255cm" svg:y="4.437cm">
          <text:p text:style-name="P3"><text:span text:style-name="T2">chann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8cm" svg:height="0.642cm" svg:x="10.256cm" svg:y="5.438cm">
          <text:p text:style-name="P3"><text:span text:style-name="T2">chann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8cm" svg:height="0.642cm" svg:x="10.257cm" svg:y="6.339cm">
          <text:p text:style-name="P3"><text:span text:style-name="T2">channel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9T10:43:47.245682000</meta:creation-date>
    <meta:generator>LibreOffice/4.2.4.2$MacOSX_x86 LibreOffice_project/63150712c6d317d27ce2db16eb94c2f3d7b699f8</meta:generator>
    <dc:date>2014-06-09T11:21:03.974326000</dc:date>
    <meta:editing-duration>PT28M21S</meta:editing-duration>
    <meta:editing-cycles>4</meta:editing-cycles>
    <meta:document-statistic meta:object-count="17"/>
  </office:meta>
</office:document-meta>
</file>